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2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97864" calcext:value-type="float">
            <text:p>77.3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456" calcext:value-type="float">
            <text:p>77.1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2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2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9208" calcext:value-type="float">
            <text:p>75.95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6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6284" calcext:value-type="float">
            <text:p>76.0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8352" calcext:value-type="float">
            <text:p>75.96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3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71984" calcext:value-type="float">
            <text:p>76.07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1112" calcext:value-type="float">
            <text:p>75.19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3168" calcext:value-type="float">
            <text:p>73.35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7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94928" calcext:value-type="float">
            <text:p>72.1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5864" calcext:value-type="float">
            <text:p>72.82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2984" calcext:value-type="float">
            <text:p>72.64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2424" calcext:value-type="float">
            <text:p>71.9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65744" calcext:value-type="float">
            <text:p>71.8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26832" calcext:value-type="float">
            <text:p>71.4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308" calcext:value-type="float">
            <text:p>66.55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90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3112" calcext:value-type="float">
            <text:p>64.5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2502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